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9c9b" officeooo:paragraph-rsid="00159c9b"/>
    </style:style>
    <style:style style:name="P2" style:family="paragraph" style:parent-style-name="Text_20_body" style:list-style-name="L1">
      <style:paragraph-properties fo:margin-left="0in" fo:margin-right="0in" fo:margin-top="0in" fo:margin-bottom="0.0972in" loext:contextual-spacing="false" fo:text-indent="0in" style:auto-text-indent="false"/>
    </style:style>
    <style:style style:name="T1" style:family="text">
      <style:text-properties officeooo:rsid="00150f5c"/>
    </style:style>
    <style:style style:name="T2" style:family="text">
      <style:text-properties officeooo:rsid="00159c9b"/>
    </style:style>
    <style:style style:name="T3" style:family="text">
      <style:text-properties officeooo:rsid="001756e0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ohn F. Kennedy International Airport/Coordinates <text:span text:style-name="T1">(NY)</text:span></text:p>
      <text:p text:style-name="Standard">40.6397° N, -73.7789° W</text:p>
      <text:p text:style-name="Standard"/>
      <text:p text:style-name="Standard"/>
      <text:p text:style-name="Standard"/>
      <text:p text:style-name="Standard">San Francisco International Airport/Coordinates <text:span text:style-name="T1">(CA)</text:span></text:p>
      <text:p text:style-name="Standard">37.6189° N, -122.3750° W</text:p>
      <text:p text:style-name="Standard"/>
      <text:p text:style-name="Standard"/>
      <text:p text:style-name="Standard">Heathrow Airport/Coordinates <text:s text:c="2"/><text:span text:style-name="T1">(London)</text:span></text:p>
      <text:section text:style-name="Sect1" text:name="media_result_group">
        <text:list xml:id="list8875385587782180572" text:style-name="L1">
          <text:list-item>
            <text:list>
              <text:list-header>
                <text:p text:style-name="P2"><text:bookmark text:name="Ia7gx0sjXXDWOM:"/></text:p>
              </text:list-header>
            </text:list>
          </text:list-item>
        </text:list>
      </text:section>
      <text:p text:style-name="Standard">51.4775° N, -0.4614° W</text:p>
      <text:p text:style-name="Standard"/>
      <text:p text:style-name="Standard"/>
      <text:p text:style-name="Standard">Charles de Gaulle Airport <text:s text:c="2"/><text:span text:style-name="T1">(Paris)</text:span></text:p>
      <text:p text:style-name="Standard">49.0097° N, 2.5478° E <text:s text:c="11"/></text:p>
      <text:p text:style-name="Standard"/>
      <text:p text:style-name="Standard"/>
      <text:p text:style-name="Standard"/>
      <text:p text:style-name="Standard">Sydney Airport/Coordinates <text:span text:style-name="T1">(Australia)</text:span></text:p>
      <text:p text:style-name="Standard">33.9461° S, 151.1772° E</text:p>
      <text:p text:style-name="Standard"/>
      <text:p text:style-name="Standard"/>
      <text:p text:style-name="Standard"/>
      <text:p text:style-name="Standard">Dubai International Airport/Coordinates</text:p>
      <text:p text:style-name="Standard">25.2528° N, 55.3644° E</text:p>
      <text:p text:style-name="Standard"/>
      <text:p text:style-name="Standard"/>
      <text:p text:style-name="Standard">Hong Kong International Airport/Coordinates</text:p>
      <text:p text:style-name="Standard">22.3089° N, 113.9144° E</text:p>
      <text:p text:style-name="Standard"/>
      <text:p text:style-name="Standard"/>
      <text:p text:style-name="Standard">Indira Gandhi International Airport/Coordinates<text:span text:style-name="T2">(India)</text:span></text:p>
      <text:p text:style-name="Standard">28.5686° N, 77.1122° E</text:p>
      <text:p text:style-name="Standard"/>
      <text:p text:style-name="Standard"/>
      <text:p text:style-name="Standard">São Paulo–Guarulhos International Airport/Coordinates<text:span text:style-name="T2">(Brazil)</text:span></text:p>
      <text:p text:style-name="Standard">23.4356° S, -46.4731° W</text:p>
      <text:p text:style-name="Standard"/>
      <text:p text:style-name="Standard"/>
      <text:p text:style-name="P1">Cairo International Airport/Coordinates</text:p>
      <text:p text:style-name="Standard">30.1219° N, 31.4056° E</text:p>
      <text:p text:style-name="P1"><text:span text:style-name="T3">(Egypt)</text:span></text:p>
      <text:p text:style-name="P1"/>
      <text:p text:style-name="P1"/>
      <text:p text:style-name="P1">Haneda Airport/Coordinates</text:p>
      <text:p text:style-name="Standard">35.5533° N, 139.7811° E <text:span text:style-name="T3">(Japan)</text:span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14:57.018442400</meta:creation-date>
    <dc:date>2015-11-07T16:49:53.262040638</dc:date>
    <meta:editing-duration>PT34M56S</meta:editing-duration>
    <meta:editing-cycles>4</meta:editing-cycles>
    <meta:generator>LibreOffice/4.4.6.3$Linux_X86_64 LibreOffice_project/40m0$Build-3</meta:generator>
    <meta:document-statistic meta:table-count="0" meta:image-count="0" meta:object-count="0" meta:page-count="2" meta:paragraph-count="24" meta:word-count="90" meta:character-count="756" meta:non-whitespace-character-count="675"/>
  </office:meta>
</office:document-meta>
</file>